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3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="thin solid #000000" style:vertical-align="middle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F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FEBRERO<text:span text:style-name="T1"><text:s/></text:span>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3-13T00:00:00" table:style-name="ce5">
            <text:p>2024-03-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6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8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9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tiquetas</text:p>
          </table:table-cell>
          <table:table-cell office:value-type="string" table:style-name="ce3">
            <text:p>Enemdu, consumido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URI</text:p>
          </table:table-cell>
          <table:table-cell office:value-type="string" table:style-name="ce12">
            <text:p><text:a xlink:href="https://www.ecuadorencifras.gob.ec/documentos/web-inec/EMPLEO/2024/Febrero_2024/2_BDD_DATOS_ABIERTOS_ENEMDU_2024_02_CSV.zip">https://www.ecuadorencifras.gob.ec/documentos/web-inec/EMPLEO/2024/Febrero_2024/2_BDD_DATOS_ABIERTOS_ENEMDU_2024_02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7:01:11Z</meta:creation-date>
    <dc:date>2024-03-13T15:12:21Z</dc:date>
  </office:meta>
</office:document-meta>
</file>